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b6ef" officeooo:paragraph-rsid="0017b6ef"/>
    </style:style>
    <style:style style:name="P2" style:family="paragraph" style:parent-style-name="Standard">
      <style:text-properties officeooo:rsid="001859a0" officeooo:paragraph-rsid="001859a0"/>
    </style:style>
    <style:style style:name="P3" style:family="paragraph" style:parent-style-name="Standard">
      <style:text-properties officeooo:paragraph-rsid="001beff0"/>
    </style:style>
    <style:style style:name="P4" style:family="paragraph" style:parent-style-name="Standard" style:list-style-name="L1">
      <style:text-properties officeooo:paragraph-rsid="001859a0"/>
    </style:style>
    <style:style style:name="P5" style:family="paragraph" style:parent-style-name="Standard" style:list-style-name="L1">
      <style:text-properties officeooo:paragraph-rsid="00187e55"/>
    </style:style>
    <style:style style:name="P6" style:family="paragraph" style:parent-style-name="Standard" style:list-style-name="L1">
      <style:text-properties officeooo:paragraph-rsid="001beff0"/>
    </style:style>
    <style:style style:name="P7" style:family="paragraph" style:parent-style-name="Standard" style:list-style-name="L1">
      <style:text-properties officeooo:paragraph-rsid="0029508e"/>
    </style:style>
    <style:style style:name="P8" style:family="paragraph" style:parent-style-name="Standard">
      <style:text-properties officeooo:rsid="001d5009" officeooo:paragraph-rsid="001beff0"/>
    </style:style>
    <style:style style:name="P9" style:family="paragraph" style:parent-style-name="Standard">
      <style:text-properties officeooo:rsid="001d5009" officeooo:paragraph-rsid="001d5009"/>
    </style:style>
    <style:style style:name="P10" style:family="paragraph" style:parent-style-name="Standard">
      <style:text-properties officeooo:paragraph-rsid="001d5009"/>
    </style:style>
    <style:style style:name="P11" style:family="paragraph" style:parent-style-name="Standard">
      <style:text-properties officeooo:rsid="00206b35" officeooo:paragraph-rsid="00206b35"/>
    </style:style>
    <style:style style:name="P12" style:family="paragraph" style:parent-style-name="Standard">
      <style:text-properties officeooo:paragraph-rsid="00206b35"/>
    </style:style>
    <style:style style:name="P13" style:family="paragraph" style:parent-style-name="Standard">
      <style:text-properties officeooo:rsid="0021eadc" officeooo:paragraph-rsid="0021eadc"/>
    </style:style>
    <style:style style:name="P14" style:family="paragraph" style:parent-style-name="Standard">
      <style:text-properties officeooo:rsid="002617da" officeooo:paragraph-rsid="002617da"/>
    </style:style>
    <style:style style:name="P15" style:family="paragraph" style:parent-style-name="Standard">
      <style:text-properties officeooo:rsid="0027c07c" officeooo:paragraph-rsid="0027c07c"/>
    </style:style>
    <style:style style:name="P16" style:family="paragraph" style:parent-style-name="Standard">
      <style:text-properties officeooo:paragraph-rsid="002a0077"/>
    </style:style>
    <style:style style:name="P17" style:family="paragraph" style:parent-style-name="Standard">
      <style:text-properties officeooo:rsid="002b9ef0" officeooo:paragraph-rsid="002b9ef0"/>
    </style:style>
    <style:style style:name="P18" style:family="paragraph" style:parent-style-name="Standard">
      <style:text-properties officeooo:rsid="002bbde0" officeooo:paragraph-rsid="002bbde0"/>
    </style:style>
    <style:style style:name="P19" style:family="paragraph" style:parent-style-name="Standard">
      <style:text-properties officeooo:rsid="002bbde0" officeooo:paragraph-rsid="002dec78"/>
    </style:style>
    <style:style style:name="P20" style:family="paragraph" style:parent-style-name="Standard">
      <style:text-properties officeooo:paragraph-rsid="002c28c8"/>
    </style:style>
    <style:style style:name="P21" style:family="paragraph" style:parent-style-name="Standard">
      <style:text-properties officeooo:rsid="002ee0a5" officeooo:paragraph-rsid="002ee0a5"/>
    </style:style>
    <style:style style:name="P22" style:family="paragraph" style:parent-style-name="Standard">
      <style:text-properties officeooo:rsid="0033b711" officeooo:paragraph-rsid="0033b711"/>
    </style:style>
    <style:style style:name="P23" style:family="paragraph" style:parent-style-name="Standard">
      <style:text-properties officeooo:rsid="003607de" officeooo:paragraph-rsid="003607de"/>
    </style:style>
    <style:style style:name="P24" style:family="paragraph" style:parent-style-name="Standard">
      <style:text-properties officeooo:rsid="0037f1d3" officeooo:paragraph-rsid="0037f1d3"/>
    </style:style>
    <style:style style:name="T1" style:family="text">
      <style:text-properties officeooo:rsid="001859a0"/>
    </style:style>
    <style:style style:name="T2" style:family="text">
      <style:text-properties officeooo:rsid="00187e55"/>
    </style:style>
    <style:style style:name="T3" style:family="text">
      <style:text-properties officeooo:rsid="001a67e5"/>
    </style:style>
    <style:style style:name="T4" style:family="text">
      <style:text-properties officeooo:rsid="001bc068"/>
    </style:style>
    <style:style style:name="T5" style:family="text">
      <style:text-properties officeooo:rsid="001beff0"/>
    </style:style>
    <style:style style:name="T6" style:family="text">
      <style:text-properties officeooo:rsid="001d5009"/>
    </style:style>
    <style:style style:name="T7" style:family="text">
      <style:text-properties officeooo:rsid="001f373c"/>
    </style:style>
    <style:style style:name="T8" style:family="text">
      <style:text-properties officeooo:rsid="00206b35"/>
    </style:style>
    <style:style style:name="T9" style:family="text">
      <style:text-properties officeooo:rsid="00228a83"/>
    </style:style>
    <style:style style:name="T10" style:family="text">
      <style:text-properties officeooo:rsid="0027c07c"/>
    </style:style>
    <style:style style:name="T11" style:family="text">
      <style:text-properties officeooo:rsid="0029508e"/>
    </style:style>
    <style:style style:name="T12" style:family="text">
      <style:text-properties officeooo:rsid="002a0077"/>
    </style:style>
    <style:style style:name="T13" style:family="text">
      <style:text-properties officeooo:rsid="002b9ef0"/>
    </style:style>
    <style:style style:name="T14" style:family="text">
      <style:text-properties officeooo:rsid="002fcb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estión 1</text:p>
      <text:p text:style-name="P2"/>
      <text:p text:style-name="P1">Discutir la aportación de coste teórico del algoritmo de Kruskal tanto en la gestión de la cola de prioridad como la del conjunto disjunto. Intentar llegar a la determinación individual de cada aportación.</text:p>
      <text:list xml:id="list8036489760616109572" text:style-name="L1">
        <text:list-item>
          <text:p text:style-name="P4"><text:span text:style-name="T1">EL coste de añadir las ramas en la cola de prioridad es </text:span>O(|E| log |V |) </text:p>
        </text:list-item>
        <text:list-item>
          <text:p text:style-name="P4"><text:span text:style-name="T1">El coste de la inicialización del conjunto disjunto es </text:span>O(|V |) <text:span text:style-name="T1">dado que itera una vez por cada nodo.</text:span></text:p>
        </text:list-item>
        <text:list-item>
          <text:p text:style-name="P5"><text:span text:style-name="T2">El bucle en el cual extraeremos las ramas de la cola de prioridad se repetirá tantas veces como ramas(edges) siendo un multiplicador </text:span>(|E|<text:span text:style-name="T2">)</text:span> <text:span text:style-name="T2">del coste de las operaciones internas.</text:span></text:p>
        </text:list-item>
        <text:list-item>
          <text:p text:style-name="P5"><text:span text:style-name="T2">El coste de la extracción de la cola de prioridad es </text:span>O(log |V |), <text:span text:style-name="T2">junto a las iteraciones del bucle en el que se encuentra su coste conjunto será </text:span>O(|E| log |V |)</text:p>
        </text:list-item>
        <text:list-item>
          <text:p text:style-name="P7"><text:span text:style-name="T3">El coste de las operaciones de find multiplicadas por el número de iteraciones del bucle en el que se encuentran(|E|) es </text:span>s O(|E| lg∗ |V |) <text:span text:style-name="T4">que es </text:span>O(|E|) <text:span text:style-name="T11">si se usa la compresión de caminos, si no el coste sería </text:span>O(log N).</text:p>
        </text:list-item>
        <text:list-item>
          <text:p text:style-name="P6"><text:span text:style-name="T5">Tanto las operaciones de unión como la de “append” a la lista de ramas del árbol abarcador mínimo, sucede solo bajo la condición de que el resultado del find del nodo u de una rama sea distinto al del nodo v de esa misma rama, su coste acumulado el </text:span>O(|E|).</text:p>
        </text:list-item>
      </text:list>
      <text:p text:style-name="P3"><text:span text:style-name="T5">El coste sumado de todas las operaciones del algoritmo de Kruskal es </text:span>O(|E| lg |V |), <text:span text:style-name="T5">siendo la mayor parte de él generada por las operaciones en la cola de prioridad.</text:span></text:p>
      <text:p text:style-name="P3"/>
      <text:p text:style-name="P3"><text:span text:style-name="T5">Como se ha podido observar en la práctica con la ejecución de las funciones </text:span>timeKruskal <text:span text:style-name="T5">y </text:span>timeKruskal<text:span text:style-name="T5">02, excluyendo la segunda de sus mediciones de tiempo las operaciones con cola de prioridad.</text:span></text:p>
      <text:p text:style-name="P3"/>
      <text:p text:style-name="P10"><text:span text:style-name="T6">En definitiva las operaciones de conjunto disjunto representan un coste de:</text:span></text:p>
      <text:p text:style-name="P10"><text:span text:style-name="T6">union = </text:span>O(|V|)</text:p>
      <text:p text:style-name="P10"><text:span text:style-name="T6">find = con compresión de caminos </text:span>O(|E|) <text:span text:style-name="T10">y sin compresión de caminos </text:span>O(log N)</text:p>
      <text:p text:style-name="P10"><text:span text:style-name="T6">initDS = </text:span>O(|V|)</text:p>
      <text:p text:style-name="P8"/>
      <text:p text:style-name="P9"><text:span text:style-name="T7">suma con compresión <text:s/>= </text:span>O(2|V|+|E|) </text:p>
      <text:p text:style-name="P9"/>
      <text:p text:style-name="P11">Y el coste aportado en concreto por la gestión de colas de prioridad es:</text:p>
      <text:p text:style-name="P12"><text:span text:style-name="T8">addPQ((u,v), Q) = </text:span>O(|E| log |V |)</text:p>
      <text:p text:style-name="P12"><text:span text:style-name="T8">extPQ(w, Q) = </text:span>O(|E| log |V |)</text:p>
      <text:p text:style-name="P12"/>
      <text:p text:style-name="P13">suma = <text:span text:style-name="T8"><text:s/></text:span>O(|E| <text:span text:style-name="T9">2</text:span> log |V |)</text:p>
      <text:p text:style-name="P13"/>
      <text:p text:style-name="P13"/>
      <text:p text:style-name="P14">Cuestión 2</text:p>
      <text:p text:style-name="P14"/>
      <text:p text:style-name="P14">De acuerdo a lo anterior, ¿cual es el coste teórico del algoritmo de Kruskal dependiendo de que se aplique o no compresión de caminos? </text:p>
      <text:p text:style-name="P14"/>
      <text:p text:style-name="P15">La compresión de caminos minimiza el coste en las operaciones con conjuntos disjuntos de find</text:p>
      <text:p text:style-name="P16"><text:span text:style-name="T12">pasando de un coste </text:span>O(log N) <text:span text:style-name="T12">a un coste mejorado </text:span>O(|E|).</text:p>
      <text:p text:style-name="P17">Sin compresión de caminos:</text:p>
      <text:p text:style-name="P20">O(|E| log |V |) <text:span text:style-name="T13">+ </text:span>O(|V |) <text:span text:style-name="T13">+ </text:span>O(|E| log |V |) <text:span text:style-name="T13">+ </text:span>O(|E|) <text:span text:style-name="T13">+ </text:span>O(|V |) <text:s/><text:span text:style-name="T13">= O(|E|+2(|V|+E| log |V |)) </text:span></text:p>
      <text:p text:style-name="P18">Con compresión de caminos:</text:p>
      <text:p text:style-name="P19">O(|E| log |V |) <text:span text:style-name="T13">+ </text:span>O(|V |) <text:span text:style-name="T13">+ </text:span>O(|E| log |V |) <text:span text:style-name="T13">+ O(log N)</text:span> <text:span text:style-name="T13">+ </text:span>O(|V |) <text:s/><text:span text:style-name="T13">= O(|log N|+2(|V|+E| log |V |))</text:span></text:p>
      <text:p text:style-name="P19"/>
      <text:p text:style-name="P21"/>
      <text:p text:style-name="P21"><text:soft-page-break/>Cuestión <text:span text:style-name="T14">3</text:span></text:p>
      <text:p text:style-name="P21"/>
      <text:p text:style-name="P21">Contrastar la discusión anterior con las gráficas a elaborar mediante las funciones desarrolladas en la práctica.</text:p>
      <text:p text:style-name="P21"/>
      <text:p text:style-name="P21"/>
      <text:p text:style-name="P22">Cuestión 4</text:p>
      <text:p text:style-name="P22"/>
      <text:p text:style-name="P22">Opcional La información en las tablas de previos, descubrimiento y finalización es de utilidad para la clasificación de las ramas de árboles dirigidos como de árbol, ascendentes, descendentes y de cruce. Discutir esto intentando llegar a una tal clasificación.</text:p>
      <text:p text:style-name="P22"/>
      <text:p text:style-name="P23">La tabla de previos es realmente útil en la clasificación de ramas, se ha comprobado de primera mano en la función drBPasc(dG) para la detección de ramas ascendentes, ya que permite trazar el árbol recorrido de manera clara.</text:p>
      <text:p text:style-name="P23">Y de igual manera es útil para la clasificación descendente.</text:p>
      <text:p text:style-name="P23">Las tablas de descubrimiento y finalización dan una visión general de recorrido del grafo <text:s/>por los algoritmos siendo útiles en la detección de ramas de cruce.</text:p>
      <text:p text:style-name="P23"/>
      <text:p text:style-name="P23"/>
      <text:p text:style-name="P24"/>
      <text:p text:style-name="P24">Glosario de funciones y cabeceras.</text:p>
      <text:p text:style-name="P24"/>
      <text:p text:style-name="P24"/>
      <text:p text:style-name="P24"><text:s/>Nombre: randMatrUndPosWGraph</text:p>
      <text:p text:style-name="P24"><text:s/>Funcionalidad: Genera la matriz de adyacencia de un grafo dirigido.</text:p>
      <text:p text:style-name="P24"><text:s/>Argumentos: </text:p>
      <text:p text:style-name="P24"><text:s text:c="13"/>-nNodes: Número de nodos del grafo a generar.</text:p>
      <text:p text:style-name="P24"><text:s text:c="13"/>-sparseFactor: factor que determinará la densidad del grafo.</text:p>
      <text:p text:style-name="P24"><text:s/>Salida: </text:p>
      <text:p text:style-name="P24"><text:s text:c="13"/>-matriz: matriz de adyacencia del grafo generado</text:p>
      <text:p text:style-name="P24"/>
      <text:p text:style-name="P24">def randMatrUndPosWGraph(nNodes, sparseFactor, maxWeight=50.):</text:p>
      <text:p text:style-name="P24"/>
      <text:p text:style-name="P24"/>
      <text:p text:style-name="P24"><text:s/>Nombre: checkUndirectedM</text:p>
      <text:p text:style-name="P24"><text:s/>Funcionalidad: Evalua si el grafo mG es dirigido o no dirigido.</text:p>
      <text:p text:style-name="P24"><text:s/>Argumentos: </text:p>
      <text:p text:style-name="P24"><text:s text:c="13"/>-mG: Diccionario de adyacencia del grafo a evaluar.</text:p>
      <text:p text:style-name="P24"><text:s/>Salida: </text:p>
      <text:p text:style-name="P24"><text:s text:c="13"/>-True: Si el grafo es no dirigido.</text:p>
      <text:p text:style-name="P24"><text:s text:c="13"/>-False: Si el grafo es dirigido.</text:p>
      <text:p text:style-name="P24"/>
      <text:p text:style-name="P24">def checkUndirectedM(mG):</text:p>
      <text:p text:style-name="P24"/>
      <text:p text:style-name="P24"/>
      <text:p text:style-name="P24"><text:s/>Nombre: checkUndirectedD</text:p>
      <text:p text:style-name="P24"><text:s/>Funcionalidad: Evalua si el grafo dG es dirigido o no dirigido.</text:p>
      <text:p text:style-name="P24"><text:s/>Argumentos: </text:p>
      <text:p text:style-name="P24"><text:s text:c="13"/>-dG: Diccionario de adyacencia del grafo a evaluar.</text:p>
      <text:p text:style-name="P24"><text:s/>Salida: </text:p>
      <text:p text:style-name="P24"><text:s text:c="13"/>-True: Si el grafo es no dirigido.</text:p>
      <text:p text:style-name="P24"><text:soft-page-break/><text:s text:c="13"/>-False: Si el grafo es dirigido.</text:p>
      <text:p text:style-name="P24"/>
      <text:p text:style-name="P24">def checkUndirectedD(dG): </text:p>
      <text:p text:style-name="P24"/>
      <text:p text:style-name="P24"/>
      <text:p text:style-name="P24"><text:s/>Nombre: initCD</text:p>
      <text:p text:style-name="P24"><text:s/>Funcionalidad: Inicializa un CD al valor inicial -1.</text:p>
      <text:p text:style-name="P24"><text:s/>Argumentos: </text:p>
      <text:p text:style-name="P24"><text:s text:c="13"/>-N: Tamaño del CD a inicializar.</text:p>
      <text:p text:style-name="P24"><text:s/>Salida: </text:p>
      <text:p text:style-name="P24"><text:s text:c="13"/>-array: Conjunto inicializado.</text:p>
      <text:p text:style-name="P24"/>
      <text:p text:style-name="P24">def initCD(N):</text:p>
      <text:p text:style-name="P24"/>
      <text:p text:style-name="P24"/>
      <text:p text:style-name="P24"><text:s/>Nombre: union</text:p>
      <text:p text:style-name="P24"><text:s/>Funcionalidad: Devuelve el representante del conjunto obtenidocomo la </text:p>
      <text:p text:style-name="P24"><text:s/>unión de los representados por los índices rep1, rep2 en elCD almacenado </text:p>
      <text:p text:style-name="P24"><text:s/>en la tabla pS.</text:p>
      <text:p text:style-name="P24"><text:s/>Argumentos: </text:p>
      <text:p text:style-name="P24"><text:s text:c="13"/>-rep1: Indice del CD a tratar.</text:p>
      <text:p text:style-name="P24"><text:s text:c="13"/>-pS: Tabla que almacena el CD.</text:p>
      <text:p text:style-name="P24"><text:s text:c="13"/>-rep2: Indice del CD a tratar.</text:p>
      <text:p text:style-name="P24"><text:s/>Salida: </text:p>
      <text:p text:style-name="P24"><text:s text:c="13"/>-rep1: Representante del indice indicado.</text:p>
      <text:p text:style-name="P24"/>
      <text:p text:style-name="P24">def union(rep1, rep2, pS):</text:p>
      <text:p text:style-name="P24"/>
      <text:p text:style-name="P24"/>
      <text:p text:style-name="P24"><text:s/>Nombre: find</text:p>
      <text:p text:style-name="P24"><text:s/>Funcionalidad: Devuelve el representante del índice ind en el CD almacenado</text:p>
      <text:p text:style-name="P24"><text:s/>en la tabla pS sin realizar o realizando compresión de caminos según flagCC </text:p>
      <text:p text:style-name="P24"><text:s/>sea False o no.</text:p>
      <text:p text:style-name="P24"><text:s/>Argumentos: </text:p>
      <text:p text:style-name="P24"><text:s text:c="13"/>-ind: Indice del CD a tratar.</text:p>
      <text:p text:style-name="P24"><text:s text:c="13"/>-pS: Tabla que almacena el CD.</text:p>
      <text:p text:style-name="P24"><text:s text:c="13"/>-flagCC: Bandera para indicar si se desea realizar compresión de </text:p>
      <text:p text:style-name="P24"><text:s text:c="13"/>caminos o no.</text:p>
      <text:p text:style-name="P24"><text:s/>Salida: </text:p>
      <text:p text:style-name="P24"><text:s text:c="13"/>-z: Representante del indice indicado.</text:p>
      <text:p text:style-name="P24"><text:s/></text:p>
      <text:p text:style-name="P24">def find(ind, pS, flagCC):</text:p>
      <text:p text:style-name="P24"/>
      <text:p text:style-name="P24"/>
      <text:p text:style-name="P24"><text:s/>Nombre: insertPQ</text:p>
      <text:p text:style-name="P24"><text:s/>Funcionalidad: Inserta en cola de prioridad Q las ramas (u, v) del grafo </text:p>
      <text:p text:style-name="P24"><text:s/>no dirigido dG para las que u &lt; v.</text:p>
      <text:p text:style-name="P24"><text:s/>Argumentos: </text:p>
      <text:p text:style-name="P24"><text:s text:c="13"/>-dG: diccionario de adyacencia del grafo a tratar.</text:p>
      <text:p text:style-name="P24"><text:s text:c="13"/>-Q: Cola de prioridad para inserción de ramas.</text:p>
      <text:p text:style-name="P24"><text:s/>Salida: </text:p>
      <text:p text:style-name="P24"><text:s text:c="13"/>-</text:p>
      <text:p text:style-name="P24"><text:soft-page-break/></text:p>
      <text:p text:style-name="P24">def insertPQ(dG, Q):</text:p>
      <text:p text:style-name="P24"/>
      <text:p text:style-name="P24"/>
      <text:p text:style-name="P24"><text:s/>Nombre: formatToDicc</text:p>
      <text:p text:style-name="P24"><text:s/>Funcionalidad: Función auxiliar para pasar del formato de L(tuplas triples</text:p>
      <text:p text:style-name="P24"><text:s/>(coste, nodou, nodov)) al formato dG de diccionario de adyacencia.</text:p>
      <text:p text:style-name="P24"><text:s/>Argumentos: </text:p>
      <text:p text:style-name="P24"><text:s text:c="13"/>-L: Arbol abarcador mínimo en formato de trupla triple.</text:p>
      <text:p text:style-name="P24"><text:s text:c="13"/>-N: Tamaño del grafo original</text:p>
      <text:p text:style-name="P24"><text:s/>Salida: </text:p>
      <text:p text:style-name="P24"><text:s text:c="13"/>-dG: Representación como diccionario de adyacencia del árbol abarcador </text:p>
      <text:p text:style-name="P24"><text:s text:c="13"/>mínimo.</text:p>
      <text:p text:style-name="P24"/>
      <text:p text:style-name="P24">def formatToDicc(L, N):</text:p>
      <text:p text:style-name="P24"/>
      <text:p text:style-name="P24"/>
      <text:p text:style-name="P24"><text:s/>Nombre: kruskal</text:p>
      <text:p text:style-name="P24"><text:s/>Funcionalidad: Ejecuta el algorimo Krukal sobre el grafo repre-</text:p>
      <text:p text:style-name="P24"><text:s/>sentado por su diccionario de adyacencia.</text:p>
      <text:p text:style-name="P24"><text:s/>Argumentos: </text:p>
      <text:p text:style-name="P24"><text:s text:c="13"/>-dG: diccionario de adyacencia del grafo a tratar.</text:p>
      <text:p text:style-name="P24"><text:s text:c="13"/>-flagCC: Bandera para indicar si se desea realizar compresión de </text:p>
      <text:p text:style-name="P24"><text:s text:c="13"/>caminos o no.</text:p>
      <text:p text:style-name="P24"><text:s/>Salida: </text:p>
      <text:p text:style-name="P24"><text:s text:c="13"/>-dG: Representación como diccionario de adyacencia del árbol abarcador </text:p>
      <text:p text:style-name="P24"><text:s text:c="13"/>mínimo.</text:p>
      <text:p text:style-name="P24"/>
      <text:p text:style-name="P24">def kruskal(dG, flagCC=True):</text:p>
      <text:p text:style-name="P24"/>
      <text:p text:style-name="P24"/>
      <text:p text:style-name="P24"><text:s/>Nombre: timeKruskal</text:p>
      <text:p text:style-name="P24"><text:s/>Funcionalidad: Ejecuta el algorimo codicioso Krukal sobre NGraphs grafos, </text:p>
      <text:p text:style-name="P24"><text:s/>con tamaño variable entre nNodesIni y nNodesFin de step en step, con un</text:p>
      <text:p text:style-name="P24"><text:s/>sparseFactor dado, y mide los tiempos de ejecución del algoritmo en cada una</text:p>
      <text:p text:style-name="P24"><text:s/>de sus iteraciones.</text:p>
      <text:p text:style-name="P24"><text:s/>Argumentos: </text:p>
      <text:p text:style-name="P24"><text:s text:c="13"/>-nGraphs: número de grafos sobre los operar el algortimo.</text:p>
      <text:p text:style-name="P24"><text:s text:c="13"/>-nNodesIni: Número de nodos mínimo.</text:p>
      <text:p text:style-name="P24"><text:s text:c="13"/>-nNodesFin: Número de nodos máximo.</text:p>
      <text:p text:style-name="P24"><text:s text:c="13"/>-step: Numero de nodos de diferencia entre una iteración y otra.</text:p>
      <text:p text:style-name="P24"><text:s text:c="13"/>-sparseFactor: Factor de dispersión para la generación de grafos.</text:p>
      <text:p text:style-name="P24"><text:s text:c="13"/>-flagCC: Bandera que marca el uso o no de compresión de caminos.</text:p>
      <text:p text:style-name="P24"><text:s/>Salida: </text:p>
      <text:p text:style-name="P24"><text:s text:c="13"/>-timeList: lista de tiempos de ejecución de las iteraciones.</text:p>
      <text:p text:style-name="P24"/>
      <text:p text:style-name="P24">def timeKruskal(nGraphs, nNodesIni, nNodesFin, step, sparseFactor, flagCC):</text:p>
      <text:p text:style-name="P24"/>
      <text:p text:style-name="P24"/>
      <text:p text:style-name="P24"><text:s/>Nombre: kruskal02</text:p>
      <text:p text:style-name="P24"><text:s/>Funcionalidad: Ejecuta el algorimo Krukal sobre el grafo repre-</text:p>
      <text:p text:style-name="P24"><text:s/>sentado por su diccionario de adyacencia, y mide los tiempos de ejecución del</text:p>
      <text:p text:style-name="P24"><text:soft-page-break/><text:s/>cálculo del algortimo obviando las operaciones de colas.</text:p>
      <text:p text:style-name="P24"><text:s/>Argumentos: </text:p>
      <text:p text:style-name="P24"><text:s text:c="13"/>-dG: diccionario de adyacencia del grafo a tratar.</text:p>
      <text:p text:style-name="P24"><text:s text:c="13"/>-flagCC: Bandera para indicar si se desea realizar compresión de </text:p>
      <text:p text:style-name="P24"><text:s text:c="13"/>caminos o no.</text:p>
      <text:p text:style-name="P24"><text:s/>Salida: </text:p>
      <text:p text:style-name="P24"><text:s text:c="13"/>-dG: Representación como diccionario de adyacencia del árbol abarcador </text:p>
      <text:p text:style-name="P24"><text:s text:c="13"/>mínimo.</text:p>
      <text:p text:style-name="P24"><text:s text:c="13"/>-elapsed: Lista de tiempos de las distintas ejecuciones del algoritmo.</text:p>
      <text:p text:style-name="P24"/>
      <text:p text:style-name="P24">def kruskal02(dG, flagCC=True):</text:p>
      <text:p text:style-name="P24"/>
      <text:p text:style-name="P24"/>
      <text:p text:style-name="P24"><text:s/>Nombre: timeKruskal02</text:p>
      <text:p text:style-name="P24"><text:s/>Funcionalidad: Ejecuta el algorimo codicioso Krukal sobre NGraphs grafos, </text:p>
      <text:p text:style-name="P24"><text:s/>con tamaño variable entre nNodesIni y nNodesFin de step en step, con un</text:p>
      <text:p text:style-name="P24"><text:s/>sparseFactor dado, y mide los tiempos de ejecución del algoritmo en cada una</text:p>
      <text:p text:style-name="P24"><text:s/>de sus iteraciones, obviando el tiempo de operaciones de cola.</text:p>
      <text:p text:style-name="P24"><text:s/>Argumentos: </text:p>
      <text:p text:style-name="P24"><text:s text:c="13"/>-nGraphs: número de grafos sobre los operar el algortimo.</text:p>
      <text:p text:style-name="P24"><text:s text:c="13"/>-nNodesIni: Número de nodos mínimo.</text:p>
      <text:p text:style-name="P24"><text:s text:c="13"/>-nNodesFin: Número de nodos máximo.</text:p>
      <text:p text:style-name="P24"><text:s text:c="13"/>-step: Numero de nodos de diferencia entre una iteración y otra.</text:p>
      <text:p text:style-name="P24"><text:s text:c="13"/>-sparseFactor: Factor de dispersión para la generación de grafos.</text:p>
      <text:p text:style-name="P24"><text:s text:c="13"/>-flagCC: Bandera que marca el uso o no de compresión de caminos.</text:p>
      <text:p text:style-name="P24"><text:s/>Salida: </text:p>
      <text:p text:style-name="P24"><text:s text:c="13"/>-timeList: lista de tiempos de ejecución de las iteraciones.</text:p>
      <text:p text:style-name="P24"/>
      <text:p text:style-name="P24">def timeKruskal02(nGraphs, nNodesIni, nNodesFin, step, sparseFactor, flagCC):</text:p>
      <text:p text:style-name="P24"/>
      <text:p text:style-name="P24"/>
      <text:p text:style-name="P24"><text:s/>Nombre: plotKruskal</text:p>
      <text:p text:style-name="P24"><text:s/>Funcionalidad: Realiza una gráfica aproximando los resultados en tiempos </text:p>
      <text:p text:style-name="P24"><text:s/>obtenidos en lT con la función matemática func2fit.</text:p>
      <text:p text:style-name="P24"><text:s/>Argumentos: </text:p>
      <text:p text:style-name="P24"><text:s text:c="13"/>-lT: lista de tiempos de ejecución del algortimo a representar.</text:p>
      <text:p text:style-name="P24"><text:s text:c="13"/>-func2fit: Función matemática de aproximación para la gráfica.</text:p>
      <text:p text:style-name="P24"><text:s text:c="13"/>-nNodesIni: Número de nodos mínimo.</text:p>
      <text:p text:style-name="P24"><text:s text:c="13"/>-nNodesFin: Número de nodos máximo.</text:p>
      <text:p text:style-name="P24"><text:s text:c="13"/>-step: Numero de nodos de diferencia entre una iteración y otra.</text:p>
      <text:p text:style-name="P24"><text:s text:c="3"/></text:p>
      <text:p text:style-name="P24"><text:s/>Salida: </text:p>
      <text:p text:style-name="P24"><text:s text:c="13"/>-timeList: lista de tiempos de ejecución de las iteraciones.</text:p>
      <text:p text:style-name="P24"/>
      <text:p text:style-name="P24">def plotKruskal(lT, func2fit, nNodesIni, nNodesFin, step):</text:p>
      <text:p text:style-name="P24"/>
      <text:p text:style-name="P24"/>
      <text:p text:style-name="P24"><text:s/>Nombre: incAdy</text:p>
      <text:p text:style-name="P24"><text:s/>Funcionalidad: Devolver la lista de adyacencia e incidencia de un grado dado.</text:p>
      <text:p text:style-name="P24"><text:s/>Argumentos: </text:p>
      <text:p text:style-name="P24"><text:s text:c="13"/>-dG: Diccionario de adyacencia de un grafo dirigido.</text:p>
      <text:p text:style-name="P24"><text:s/>Salida: </text:p>
      <text:p text:style-name="P24"><text:soft-page-break/><text:s text:c="13"/>-Lista de adyacencia de todos los nodos del grafo.</text:p>
      <text:p text:style-name="P24"><text:s text:c="13"/>-Lista de incidencia de todos los nodos del grafo</text:p>
      <text:p text:style-name="P24"/>
      <text:p text:style-name="P24">def incAdy(dG):</text:p>
      <text:p text:style-name="P24"/>
      <text:p text:style-name="P24"/>
      <text:p text:style-name="P24"><text:s/>Nombre: drBP</text:p>
      <text:p text:style-name="P24"><text:s/>Funcionalidad: Función contenedora de la función que desarrolla el algoritmo de </text:p>
      <text:p text:style-name="P24"><text:s/>busqueda en profundidad en grafos dirigidos.</text:p>
      <text:p text:style-name="P24"><text:s/>Argumentos: </text:p>
      <text:p text:style-name="P24"><text:s text:c="13"/>-dG: Diccionario de adyacencia de un grafo dirigido.</text:p>
      <text:p text:style-name="P24"><text:s/>Salida: </text:p>
      <text:p text:style-name="P24"><text:s text:c="13"/>-prev: Lista de previos del grafo.</text:p>
      <text:p text:style-name="P24"><text:s text:c="13"/>-fin: Lista de finalización del grafo</text:p>
      <text:p text:style-name="P24"><text:s text:c="13"/>-desc: Lista de descubrimiento del grafo.</text:p>
      <text:p text:style-name="P24"/>
      <text:p text:style-name="P24">def drBP(dG):</text:p>
      <text:p text:style-name="P24"/>
      <text:p text:style-name="P24"/>
      <text:p text:style-name="P24"><text:s/>Nombre: BP</text:p>
      <text:p text:style-name="P24"><text:s/>Funcionalidad: Función que desarrolla el algoritmo de busqueda en profundidad</text:p>
      <text:p text:style-name="P24"><text:s/>en grafos dirigidos.</text:p>
      <text:p text:style-name="P24"><text:s/>Argumentos: </text:p>
      <text:p text:style-name="P24"><text:s text:c="13"/>-dG: Diccionario de adyacencia de un grafo dirigido.</text:p>
      <text:p text:style-name="P24"><text:s text:c="13"/>-v: Lista de nodos visitados del algoritmo.</text:p>
      <text:p text:style-name="P24"><text:s text:c="13"/>-p: Lista de previos del grafo.</text:p>
      <text:p text:style-name="P24"><text:s text:c="13"/>-f: Lista de finalización del grafo</text:p>
      <text:p text:style-name="P24"><text:s text:c="13"/>-d: Lista de descubrimiento del grafo.</text:p>
      <text:p text:style-name="P24"><text:s text:c="13"/>-u: Nodo sobre el que realizar la iteración actual.</text:p>
      <text:p text:style-name="P24"><text:s text:c="13"/></text:p>
      <text:p text:style-name="P24"><text:s/>Salida: </text:p>
      <text:p text:style-name="P24"><text:s text:c="13"/>-</text:p>
      <text:p text:style-name="P24"/>
      <text:p text:style-name="P24">def BP(v, p, f, d, dG, u):</text:p>
      <text:p text:style-name="P24"/>
      <text:p text:style-name="P24"/>
      <text:p text:style-name="P24"><text:s/>Nombre: BPasc</text:p>
      <text:p text:style-name="P24"><text:s/>Funcionalidad: Desarrollo del algortimo de Busqueda en profundidad, adaptado a</text:p>
      <text:p text:style-name="P24"><text:s/>la búsqueda de ramas ascendentes.</text:p>
      <text:p text:style-name="P24"><text:s/>Argumentos: </text:p>
      <text:p text:style-name="P24"><text:s text:c="13"/>-dG: Diccionario de adyacencia de un grafo dirigido.</text:p>
      <text:p text:style-name="P24"><text:s text:c="13"/>-v: Lista de nodos visitados del algoritmo.</text:p>
      <text:p text:style-name="P24"><text:s text:c="13"/>-p: Lista de previos del grafo.</text:p>
      <text:p text:style-name="P24"><text:s text:c="13"/>-f: Lista de finalización del grafo</text:p>
      <text:p text:style-name="P24"><text:s text:c="13"/>-d: Lista de descubrimiento del grafo.</text:p>
      <text:p text:style-name="P24"><text:s text:c="13"/>-u: Nodo sobre el que realizar la iteración actual.</text:p>
      <text:p text:style-name="P24"><text:s text:c="13"/>-asc: Lista de ramas ascendentes (u,v)</text:p>
      <text:p text:style-name="P24"><text:s/>Salida: </text:p>
      <text:p text:style-name="P24"><text:s text:c="13"/>-</text:p>
      <text:p text:style-name="P24"/>
      <text:p text:style-name="P24">def BPasc(v, p, f, d, dG, u, asc):</text:p>
      <text:p text:style-name="P24"/>
      <text:p text:style-name="P24"><text:soft-page-break/></text:p>
      <text:p text:style-name="P24"><text:s/>Nombre: rAscendentes</text:p>
      <text:p text:style-name="P24"><text:s/>Funcionalidad: Función auxiliar para el cálculo de ramas ascendentes</text:p>
      <text:p text:style-name="P24"><text:s/>Argumentos: </text:p>
      <text:p text:style-name="P24"><text:s text:c="13"/>-p: Lista de previos del grafo.</text:p>
      <text:p text:style-name="P24"><text:s text:c="13"/>-u: Nodo sobre el que realizar la iteración actual.</text:p>
      <text:p text:style-name="P24"><text:s text:c="13"/>-asc: Lista de ramas ascendentes (u,v)</text:p>
      <text:p text:style-name="P24"><text:s/>Salida: </text:p>
      <text:p text:style-name="P24"><text:s text:c="13"/>-</text:p>
      <text:p text:style-name="P24"/>
      <text:p text:style-name="P24">def rAscendentes(u,asc,p):</text:p>
      <text:p text:style-name="P24"/>
      <text:p text:style-name="P24"/>
      <text:p text:style-name="P24"><text:s/>Nombre: detectarCiclos</text:p>
      <text:p text:style-name="P24"><text:s/>Funcionalidad: Función auxiliar para la detección de ciclos.</text:p>
      <text:p text:style-name="P24"><text:s/>Argumentos: </text:p>
      <text:p text:style-name="P24"><text:s text:c="13"/>-p: Lista de previos del grafo.</text:p>
      <text:p text:style-name="P24"><text:s text:c="13"/>-dG: Diccionario de adyacencia de un grafo dirigido.</text:p>
      <text:p text:style-name="P24"><text:s/>Salida: </text:p>
      <text:p text:style-name="P24"><text:s text:c="13"/>-True: En caso de haber detectado ciclos en el grafo.</text:p>
      <text:p text:style-name="P24"><text:s text:c="13"/>-False: En caso de no haber detectado ciclos en el grafo.</text:p>
      <text:p text:style-name="P24"/>
      <text:p text:style-name="P24">def detectarCiclos(p,dG):</text:p>
      <text:p text:style-name="P24"/>
      <text:p text:style-name="P24"/>
      <text:p text:style-name="P24"><text:s/>Nombre: drBPasc</text:p>
      <text:p text:style-name="P24"><text:s/>Funcionalidad: Función contenedora de la función que desarrolla el algoritmo de </text:p>
      <text:p text:style-name="P24"><text:s/>busqueda en profundidad en grafos dirigidos, aplicada a la detección de ramas </text:p>
      <text:p text:style-name="P24"><text:s/>ascendentes.</text:p>
      <text:p text:style-name="P24"><text:s/>Argumentos: </text:p>
      <text:p text:style-name="P24"><text:s text:c="13"/>-dG: Diccionario de adyacencia de un grafo dirigido.</text:p>
      <text:p text:style-name="P24"><text:s/>Salida: </text:p>
      <text:p text:style-name="P24"><text:s text:c="13"/>-asc: Lista de ramas ascendentes.</text:p>
      <text:p text:style-name="P24"/>
      <text:p text:style-name="P24">def drBPasc(dG):</text:p>
      <text:p text:style-name="P24"/>
      <text:p text:style-name="P24"/>
      <text:p text:style-name="P24"><text:s/>Nombre: DAG</text:p>
      <text:p text:style-name="P24"><text:s/>Funcionalidad: Función para la detección de ciclos.</text:p>
      <text:p text:style-name="P24"><text:s/>Argumentos: </text:p>
      <text:p text:style-name="P24"><text:s text:c="13"/>-dG: Diccionario de adyacencia de un grafo dirigido.</text:p>
      <text:p text:style-name="P24"><text:s/>Salida: </text:p>
      <text:p text:style-name="P24"><text:s text:c="13"/>-True: En caso de haber detectado ciclos en el grafo.</text:p>
      <text:p text:style-name="P24"><text:s text:c="13"/>-False: En caso de no haber detectado ciclos en el grafo.</text:p>
      <text:p text:style-name="P24"/>
      <text:p text:style-name="P24">def DAG(dG):</text:p>
      <text:p text:style-name="P24"/>
      <text:p text:style-name="P24"/>
      <text:p text:style-name="P24"><text:s/>Nombre: OT</text:p>
      <text:p text:style-name="P24"><text:s/>Funcionalidad: Función que comprueba si un grafo es DAG y en caso de serlo </text:p>
      <text:p text:style-name="P24"><text:s/>realiza la ordenación topológica del grafo.</text:p>
      <text:p text:style-name="P24"><text:s/>Argumentos: </text:p>
      <text:p text:style-name="P24"><text:soft-page-break/><text:s text:c="13"/>-dG: Diccionario de adyacencia de un grafo dirigido.</text:p>
      <text:p text:style-name="P24"><text:s/>Salida: </text:p>
      <text:p text:style-name="P24"><text:s text:c="13"/>-OT: Lista con la ordenación topológica del grafo dado.</text:p>
      <text:p text:style-name="P24"/>
      <text:p text:style-name="P24">def OT(dG):</text:p>
      <text:p text:style-name="P24"/>
      <text:p text:style-name="P24"/>
      <text:p text:style-name="P24"><text:s/>Nombre: drBPOT</text:p>
      <text:p text:style-name="P24"><text:s/>Funcionalidad: Función que comprueba si un grafo es DAG y en caso de serlo </text:p>
      <text:p text:style-name="P24"><text:s/>realiza la ordenación topológica del grafo.</text:p>
      <text:p text:style-name="P24"><text:s/>Argumentos: </text:p>
      <text:p text:style-name="P24"><text:s text:c="13"/>-dG: Diccionario de adyacencia de un grafo dirigido.</text:p>
      <text:p text:style-name="P24"><text:s text:c="13"/>-nodo: Nodo con la menor incidencia por la que empezar el recorrido</text:p>
      <text:p text:style-name="P24"><text:s text:c="13"/>por el grafo.</text:p>
      <text:p text:style-name="P24"><text:s/>Salida: </text:p>
      <text:p text:style-name="P24"><text:s text:c="13"/>-prev: Lista de previos del grafo.</text:p>
      <text:p text:style-name="P24"><text:s text:c="13"/>-fin: Lista de finalización del grafo</text:p>
      <text:p text:style-name="P24"><text:s text:c="13"/>-desc: Lista de descubrimiento del grafo.</text:p>
      <text:p text:style-name="P24"/>
      <text:p text:style-name="P24">def drBPOT(dG, nodo):</text:p>
      <text:p text:style-name="P24"/>
      <text:p text:style-name="P24"/>
      <text:p text:style-name="P24"><text:s/>Nombre: distMinSingleSourceDAG</text:p>
      <text:p text:style-name="P24"><text:s/>Funcionalidad: Función que mediante ordenación topológica, computa las ditan-</text:p>
      <text:p text:style-name="P24"><text:s/>cias mínimas entre un nodo inicial(source) y el resto de nodos.</text:p>
      <text:p text:style-name="P24"><text:s/>Argumentos: </text:p>
      <text:p text:style-name="P24"><text:s text:c="13"/>-dG: Diccionario de adyacencia de un grafo dirigido.</text:p>
      <text:p text:style-name="P24"><text:s/>Salida: </text:p>
      <text:p text:style-name="P24"><text:s text:c="13"/>-d: Lista de distancias mínimas entre el nodo inicial y el resto</text:p>
      <text:p text:style-name="P24"><text:s text:c="13"/>de nodos.</text:p>
      <text:p text:style-name="P24"><text:s text:c="13"/>-p: Lista de nodos previos para la realización de rutas mínimas.</text:p>
      <text:p text:style-name="P24"/>
      <text:p text:style-name="P24">def distMinSingleSourceDAG(d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20:56:03.185690000</meta:creation-date>
    <dc:date>2015-11-29T22:11:43.799817000</dc:date>
    <meta:editing-duration>PT1H15M27S</meta:editing-duration>
    <meta:editing-cycles>29</meta:editing-cycles>
    <meta:generator>LibreOffice/4.4.5.2$MacOSX_X86_64 LibreOffice_project/a22f674fd25a3b6f45bdebf25400ed2adff0ff99</meta:generator>
    <meta:document-statistic meta:table-count="0" meta:image-count="0" meta:object-count="0" meta:page-count="8" meta:paragraph-count="287" meta:word-count="1974" meta:character-count="13888" meta:non-whitespace-character-count="10626"/>
  </office:meta>
</office:document-meta>
</file>